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6d69e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6d69e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6d69e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6d69e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6d69e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6d69e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6d69e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6d69e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6d69e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6d69e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6d69e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6d69e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6d69e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6d69e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6d69e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6d69e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6d69e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Jonás Alfonso Carvajal Guevara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7/11/2008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943986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4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Oriana Carolina Guevara Rodrígu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7785767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46.82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8" meta:character-count="1181" meta:non-whitespace-character-count="1013"/>
    <meta:template xlink:type="simple" xlink:actuate="onRequest" xlink:title="Normal" xlink:href=""/>
  </office:meta>
</office:document-meta>
</file>